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8543in"/>
    </style:style>
    <style:style style:name="co3" style:family="table-column">
      <style:table-column-properties fo:break-before="auto" style:column-width="2.1634in"/>
    </style:style>
    <style:style style:name="co5" style:family="table-column">
      <style:table-column-properties fo:break-before="auto" style:column-width="10.5146in"/>
    </style:style>
    <style:style style:name="co6" style:family="table-column">
      <style:table-column-properties fo:break-before="auto" style:column-width="4.21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fo:font-size="10pt" style:font-size-asian="10pt" style:font-size-complex="10pt"/>
    </style:style>
    <style:style style:name="ce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6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AST UPDATED : 8-8-1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>
            <text:p><text:a xlink:href="http://www.geeksforgeeks.org/archives/25463">Longest Palindromic Substring | Set 1</text:a></text:p>
          </table:table-cell>
          <table:table-cell/>
          <table:table-cell office:value-type="string">
            <text:p>understand O(n) algorithm on leetcode.com and implement it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23983">Dynamic Programming | Set 22 (Box Stacking Problem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9255">Dynamic Programming | Set 21 (Variations of LIS)</text:a></text:p>
          </table:table-cell>
          <table:table-cell office:value-type="string">
            <text:p>done</text:p>
          </table:table-cell>
          <table:table-cell office:value-type="string">
            <text:p>not a program .. but just mentioned the appliations of LIS.. box stacking, heaviest increasing subsequence, building bridges and longest chain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23245">Dynamic Programming | Set 20 (Maximum Length Chain of Pairs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21567">Dynamic Programming | Set 19 (Word Wrap Problem)</text:a></text:p>
          </table:table-cell>
          <table:table-cell office:value-type="string">
            <text:p>done</text:p>
          </table:table-cell>
          <table:table-cell office:value-type="string">
            <text:p>understand the logic of printing and word_wrap_space_n.cpp is there for O(n) space but not completed... complete it.. you can find the logic in sol15 in cormen book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21579">Dynamic Programming | Set 18 (Partition problem)</text:a></text:p>
          </table:table-cell>
          <table:table-cell office:value-type="string">
            <text:p>done</text:p>
          </table:table-cell>
          <table:table-cell office:value-type="string">
            <text:p>space taken is (n*(sum/2))... try for space optimization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20293">Dynamic Programming | Set 17 (Palindrome Partitioning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9772">Dynamic Programming | Set 16 (Floyd Warshall Algorithm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9729">Dynamic Programming | Set 15 (Longest Bitonic Subsequence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9248">Dynamic Programming | Set 14 (Maximum Sum Increasing Subsequence)</text:a></text:p>
          </table:table-cell>
          <table:table-cell office:value-type="string">
            <text:p>done</text:p>
          </table:table-cell>
          <table:table-cell office:value-type="string">
            <text:p>implemented in O(n^2).. search for O(nlogn) 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9208">Dynamic Programming | Set 13 (Cutting a Rod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9155">Dynamic Programming | Set 12 (Longest Palindromic Subsequence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8812">Dynamic Programming | Set 11 (Egg Dropping Puzzle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8430">Dynamic Programming | Set 10 ( 0-1 Knapsack Problem)</text:a></text:p>
          </table:table-cell>
          <table:table-cell office:value-type="string">
            <text:p>done</text:p>
          </table:table-cell>
          <table:table-cell office:value-type="string">
            <text:p>space taken is (n*W)... try for space optimization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7806">Dynamic Programming | Set 9 (Binomial Coefficient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5553">Dynamic Programming | Set 8 (Matrix Chain Multiplication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7401">Dynamic Programming | Set 7 (Coin Change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3209">Minimum number of jumps to reach end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5859">Length of the longest substring without repeating characters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4943">Dynamic Programming | Set 6 (Min Cost Path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3178">Dynamic Programming | Set 5 (Edit Distance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2998">Dynamic Programming | Set 4 (Longest Common Subsequence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2832">Dynamic Programming | Set 3 (Longest Increasing Subsequence)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12819">Dynamic Programming | Set 2 (Optimal Substructure Property)</text:a></text:p>
          </table:table-cell>
          <table:table-cell office:value-type="string">
            <text:p>done</text:p>
          </table:table-cell>
          <table:table-cell office:value-type="string">
            <text:p>not progra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2635">Dynamic Programming | Set 1 (Overlapping Subproblems Property)</text:a></text:p>
          </table:table-cell>
          <table:table-cell office:value-type="string">
            <text:p>done</text:p>
          </table:table-cell>
          <table:table-cell office:value-type="string">
            <text:p>no program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www.geeksforgeeks.org/archives/10120">Program for Fibonacci numbers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6257">Maximum size square sub-matrix with all 1s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753">Ugly Numbers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www.geeksforgeeks.org/archives/576">Largest Sum Contiguous Subarray</text:a></text:p>
          </table:table-cell>
          <table:table-cell office:value-type="string">
            <text:p>don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a xlink:href="http://www.geeksforgeeks.org/dynamic-programming-set-23-bellman-ford-algorithm/">Dynamic Programming | Set 23 (Bellman–Ford Algorithm)</text:a></text:p>
          </table:table-cell>
          <table:table-cell table:style-name="ce7"/>
          <table:table-cell office:value-type="string">
            <text:p>graph</text:p>
          </table:table-cell>
          <table:table-cell table:number-columns-repeated="2"/>
        </table:table-row>
        <table:table-row table:style-name="ro2">
          <table:table-cell table:style-name="ce4" office:value-type="string">
            <text:p><text:a xlink:href="http://www.geeksforgeeks.org/dynamic-programming-set-24-optimal-binary-search-tree/">Dynamic Programming | Set 24 (Optimal Binary Search Tree)</text:a></text:p>
          </table:table-cell>
          <table:table-cell table:style-name="ce8" office:value-type="string">
            <text:p>done</text:p>
          </table:table-cell>
          <table:table-cell table:number-columns-repeated="3"/>
        </table:table-row>
        <table:table-row table:style-name="ro2">
          <table:table-cell table:style-name="ce4" office:value-type="string">
            <text:p><text:a xlink:href="http://www.geeksforgeeks.org/dynamic-programming-subset-sum-problem/">Dynamic Programming | Set 25 (Subset Sum Problem)</text:a></text:p>
          </table:table-cell>
          <table:table-cell table:style-name="ce8" office:value-type="string">
            <text:p>done</text:p>
          </table:table-cell>
          <table:table-cell office:value-type="string">
            <text:p>check it for -ve values... </text:p>
          </table:table-cell>
          <table:table-cell table:number-columns-repeated="2"/>
        </table:table-row>
        <table:table-row table:style-name="ro2">
          <table:table-cell table:style-name="ce5" office:value-type="string">
            <text:p><text:a xlink:href="http://www.geeksforgeeks.org/largest-independent-set-problem/">Dynamic Programming | Set 26 (Largest Independent Set Problem)</text:a></text:p>
          </table:table-cell>
          <table:table-cell table:style-name="Default" office:value-type="string">
            <text:p>done</text:p>
          </table:table-cell>
          <table:table-cell office:value-type="string">
            <text:p>in tree</text:p>
          </table:table-cell>
          <table:table-cell table:number-columns-repeated="2"/>
        </table:table-row>
        <table:table-row table:style-name="ro2">
          <table:table-cell table:style-name="ce5" office:value-type="string">
            <text:p><text:a xlink:href="http://www.geeksforgeeks.org/dynamic-programming-set-27-max-sum-rectangle-in-a-2d-matrix/">Dynamic Programming | Set 27 (Maximum sum rectangle in a 2D matrix)</text:a>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5" office:value-type="string">
            <text:p><text:a xlink:href="http://www.geeksforgeeks.org/dynamic-programming-set-28-minimum-insertions-to-form-a-palindrome/">Dynamic Programming | Set 28 (Minimum insertions to form a palindrome)</text:a></text:p>
          </table:table-cell>
          <table:table-cell table:style-name="Default" office:value-type="string">
            <text:p>done</text:p>
          </table:table-cell>
          <table:table-cell office:value-type="string">
            <text:p>in problems soln doc</text:p>
          </table:table-cell>
          <table:table-cell table:number-columns-repeated="2"/>
        </table:table-row>
        <table:table-row table:style-name="ro2">
          <table:table-cell table:style-name="ce5" office:value-type="string">
            <text:p><text:a xlink:href="http://www.geeksforgeeks.org/longest-common-substring/">Dynamic Programming | Set 29 (Longest Common Substring)</text:a>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5" office:value-type="string">
            <text:p><text:a xlink:href="http://www.geeksforgeeks.org/dice-throw-problem/">Dynamic Programming | Set 30 (Dice Throw)</text:a>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5" office:value-type="string">
            <text:p><text:a xlink:href="http://www.geeksforgeeks.org/dynamic-programming-set-31-optimal-strategy-for-a-game/">Dynamic Programming | Set 31 (Optimal Strategy for a Game)</text:a></text:p>
          </table:table-cell>
          <table:table-cell table:style-name="ce7" office:value-type="string">
            <text:p>done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5" office:value-type="string">
            <text:p><text:a xlink:href="http://www.geeksforgeeks.org/dynamic-programming-set-32-word-break-problem/">Dynamic Programming | Set 32 (Word Break Problem)</text:a></text:p>
          </table:table-cell>
          <table:table-cell table:style-name="ce7"/>
          <table:table-cell table:style-name="ce9"/>
          <table:table-cell table:number-columns-repeated="2"/>
        </table:table-row>
        <table:table-row table:style-name="ro2">
          <table:table-cell table:style-name="ce5" office:value-type="string">
            <text:p><text:a xlink:href="http://www.geeksforgeeks.org/check-whether-a-given-string-is-an-interleaving-of-two-other-given-strings-set-2/">Dynamic Programming | Set 33 (Find if a string is interleaved of two other strings)</text:a></text:p>
          </table:table-cell>
          <table:table-cell table:style-name="ce7" office:value-type="string">
            <text:p>done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5" office:value-type="string">
            <text:p><text:a xlink:href="http://www.geeksforgeeks.org/dynamic-programming-set-34-assembly-line-scheduling/">Dynamic Programming | Set 34 (Assembly Line Scheduling)</text:a></text:p>
          </table:table-cell>
          <table:table-cell table:style-name="ce7" office:value-type="string">
            <text:p>done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5" office:value-type="string">
            <text:p><text:a xlink:href="http://www.geeksforgeeks.org/length-of-the-longest-arithmatic-progression-in-a-sorted-array/">Dynamic Programming | Set 35 (Longest Arithmetic Progression)</text:a></text:p>
          </table:table-cell>
          <table:table-cell table:style-name="ce7"/>
          <table:table-cell table:style-name="ce9"/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08T23:08:46</meta:creation-date>
    <dc:date>2013-10-05T19:36:32</dc:date>
    <dc:creator>tejas </dc:creator>
    <meta:editing-duration>P4DT15H36M15S</meta:editing-duration>
    <meta:editing-cycles>30</meta:editing-cycles>
    <meta:generator>LibreOffice/3.5$Linux_x86 LibreOffice_project/350m1$Build-202</meta:generator>
    <meta:document-statistic meta:table-count="3" meta:cell-count="92" meta:object-count="0"/>
  </office:meta>
</office:document-meta>
</file>